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15pt"/>
    </style:style>
    <style:style style:name="co2" style:family="table-column">
      <style:table-column-properties fo:break-before="auto" style:column-width="301.69pt"/>
    </style:style>
    <style:style style:name="co3" style:family="table-column">
      <style:table-column-properties fo:break-before="auto" style:column-width="310.59pt"/>
    </style:style>
    <style:style style:name="co4" style:family="table-column">
      <style:table-column-properties fo:break-before="auto" style:column-width="98.05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58.31pt"/>
    </style:style>
    <style:style style:name="co7" style:family="table-column">
      <style:table-column-properties fo:break-before="auto" style:column-width="100.09pt"/>
    </style:style>
    <style:style style:name="co8" style:family="table-column">
      <style:table-column-properties fo:break-before="auto" style:column-width="236.61pt"/>
    </style:style>
    <style:style style:name="co9" style:family="table-column">
      <style:table-column-properties fo:break-before="auto" style:column-width="48.7pt"/>
    </style:style>
    <style:style style:name="co10" style:family="table-column">
      <style:table-column-properties fo:break-before="auto" style:column-width="382.59pt"/>
    </style:style>
    <style:style style:name="co11" style:family="table-column">
      <style:table-column-properties fo:break-before="auto" style:column-width="348.35pt"/>
    </style:style>
    <style:style style:name="co12" style:family="table-column">
      <style:table-column-properties fo:break-before="auto" style:column-width="60.3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8.49pt"/>
    </style:style>
    <style:style style:name="co15" style:family="table-column">
      <style:table-column-properties fo:break-before="auto" style:column-width="197.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tantia" fo:font-size="11pt" fo:font-style="normal" fo:text-shadow="none" style:text-underline-style="none" fo:font-weight="normal" style:font-size-asian="11pt" style:font-style-asian="normal" style:font-weight-asian="normal" style:font-name-complex="Constantia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onstantia" fo:font-size="11pt" fo:font-style="normal" fo:text-shadow="none" style:text-underline-style="none" fo:font-weight="normal" style:font-size-asian="11pt" style:font-style-asian="normal" style:font-weight-asian="normal" style:font-name-complex="Constantia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automatic-find-labels="false"/>
      <table:table table:name="all_andi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4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4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7" table:number-columns-repeated="249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4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7" table:number-columns-repeated="249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4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7" table:number-columns-repeated="248" table:default-cell-style-name="ce3"/>
        <table:table-column table:style-name="co12" table:number-columns-repeated="2" table:default-cell-style-name="ce1"/>
        <table:table-column table:style-name="co7" table:default-cell-style-name="ce1"/>
        <table:table-column table:style-name="co12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мальчик под столом стоит</text:p>
          </table:table-cell>
          <table:table-cell office:value-type="string" calcext:value-type="string">
            <text:p>устулукьи зуди вугъий мочiи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мальчик под столом стоит</text:p>
          </table:table-cell>
          <table:table-cell office:value-type="string" calcext:value-type="string">
            <text:p>вошо устулукьи зуди вугъий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мальчик под столом стоит</text:p>
          </table:table-cell>
          <table:table-cell office:value-type="string" calcext:value-type="string">
            <text:p>устулукьи вугъий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мальчик из-под стола вылез</text:p>
          </table:table-cell>
          <table:table-cell office:value-type="string" calcext:value-type="string">
            <text:p>устулукьикку лъиби мочiи</text:p>
          </table:table-cell>
          <table:table-cell office:value-type="string" calcext:value-type="string">
            <text:p>кьи-кку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мальчик из-под стола вылез</text:p>
          </table:table-cell>
          <table:table-cell office:value-type="string" calcext:value-type="string">
            <text:p>вошо устулулъи хикьукку вулъи</text:p>
          </table:table-cell>
          <table:table-cell office:value-type="string" calcext:value-type="string">
            <text:p>кьи-кку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LAT</text:p>
          </table:table-cell>
          <table:table-cell office:value-type="string" calcext:value-type="string">
            <text:p>хикьу</text:p>
          </table:table-cell>
          <table:table-cell table:number-columns-repeated="1013"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мальчик из-под стола вылез</text:p>
          </table:table-cell>
          <table:table-cell office:value-type="string" calcext:value-type="string">
            <text:p>мальчик устулукьикку вулъи</text:p>
          </table:table-cell>
          <table:table-cell office:value-type="string" calcext:value-type="string">
            <text:p>кьи-кку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мальчик от меня под стол уполз</text:p>
          </table:table-cell>
          <table:table-cell office:value-type="string" calcext:value-type="string">
            <text:p>дичiу кодуку лъиби устулукьи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мальчик от меня под стол уполз</text:p>
          </table:table-cell>
          <table:table-cell office:value-type="string" calcext:value-type="string">
            <text:p>дичуку мочи устулукьи вуон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мальчик от меня под стол уполз</text:p>
          </table:table-cell>
          <table:table-cell office:value-type="string" calcext:value-type="string">
            <text:p>мальчик вуон устулукьи курщищой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мальчик под столом пролез</text:p>
          </table:table-cell>
          <table:table-cell office:value-type="string" calcext:value-type="string">
            <text:p>устулукьику вулъи</text:p>
          </table:table-cell>
          <table:table-cell office:value-type="string" calcext:value-type="string">
            <text:p>кьи-кку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мальчик под столом пролез</text:p>
          </table:table-cell>
          <table:table-cell office:value-type="string" calcext:value-type="string">
            <text:p>мочи устулулъи хикьуку вуон</text:p>
          </table:table-cell>
          <table:table-cell table:style-name="ce4" office:value-type="string" calcext:value-type="string">
            <text:p>кьи-кку</text:p>
          </table:table-cell>
          <table:table-cell table:style-name="ce2" office:value-type="string" calcext:value-type="string">
            <text:p>SUB</text:p>
          </table:table-cell>
          <table:table-cell table:style-name="ce4" office:value-type="string" calcext:value-type="string">
            <text:p>ELAT</text:p>
          </table:table-cell>
          <table:table-cell table:style-name="ce4" office:value-type="string" calcext:value-type="string">
            <text:p>хикьу</text:p>
          </table:table-cell>
          <table:table-cell table:number-columns-repeated="1013"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на столе стоит тарелка</text:p>
          </table:table-cell>
          <table:table-cell office:value-type="string" calcext:value-type="string">
            <text:p>устулуа тарелк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на столе стоит тарелка</text:p>
          </table:table-cell>
          <table:table-cell office:value-type="string" calcext:value-type="string">
            <text:p>устулуа гьиъа тарелк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на столе стоит тарелка</text:p>
          </table:table-cell>
          <table:table-cell office:value-type="string" calcext:value-type="string">
            <text:p>устулуа тарелк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мать поставилa на стол хинкал</text:p>
          </table:table-cell>
          <table:table-cell office:value-type="string" calcext:value-type="string">
            <text:p>бабади бикiолъи тарелка устулу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мать поставилa на стол хинкал</text:p>
          </table:table-cell>
          <table:table-cell office:value-type="string" calcext:value-type="string">
            <text:p>бабади хинкiилол устулуа бокъолъи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мать поставилa на стол хинкал</text:p>
          </table:table-cell>
          <table:table-cell office:value-type="string" calcext:value-type="string">
            <text:p>бабади устулуа боколъи хинк!илол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мать убрала хинкал со стола</text:p>
          </table:table-cell>
          <table:table-cell office:value-type="string" calcext:value-type="string">
            <text:p>бабади бухи тарелка устул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мать убрала хинкал со стола</text:p>
          </table:table-cell>
          <table:table-cell office:value-type="string" calcext:value-type="string">
            <text:p>бабади хинкилол устулуакку бух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мать убрала хинкал со стола</text:p>
          </table:table-cell>
          <table:table-cell office:value-type="string" calcext:value-type="string">
            <text:p>мочишди бохий устулуакку хинкилол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тарелка упала вниз со стола и разбилась</text:p>
          </table:table-cell>
          <table:table-cell office:value-type="string" calcext:value-type="string">
            <text:p>устулуакку букуй бихъин тарелка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тарелка упала вниз со стола и разбилась</text:p>
          </table:table-cell>
          <table:table-cell office:value-type="string" calcext:value-type="string">
            <text:p>устулуакку рукуй тарелка рихьи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тарелка упала вниз со стола и разбилась</text:p>
          </table:table-cell>
          <table:table-cell office:value-type="string" calcext:value-type="string">
            <text:p>тарелка букуй устулуакку гьикъ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птица взлетела с дерева</text:p>
          </table:table-cell>
          <table:table-cell office:value-type="string" calcext:value-type="string">
            <text:p>решуакку бури шекиб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птица взлетела с дерева</text:p>
          </table:table-cell>
          <table:table-cell office:value-type="string" calcext:value-type="string">
            <text:p>шекибэ решуакку бури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птица взлетела с дерева</text:p>
          </table:table-cell>
          <table:table-cell office:value-type="string" calcext:value-type="string">
            <text:p>шекиб бури реш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расул залез на крышу</text:p>
          </table:table-cell>
          <table:table-cell office:value-type="string" calcext:value-type="string">
            <text:p>вохон чердакуо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расул залез на крышу</text:p>
          </table:table-cell>
          <table:table-cell office:value-type="string" calcext:value-type="string">
            <text:p>расул омъо вох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расул залез на крышу</text:p>
          </table:table-cell>
          <table:table-cell office:value-type="string" calcext:value-type="string">
            <text:p>русул вохонний ом!о\чердакуо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расул залез на камень</text:p>
          </table:table-cell>
          <table:table-cell office:value-type="string" calcext:value-type="string">
            <text:p>гьинцiол-о вох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расул залез на камень</text:p>
          </table:table-cell>
          <table:table-cell office:value-type="string" calcext:value-type="string">
            <text:p>расул гьинцол-о вох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расул залез на камень</text:p>
          </table:table-cell>
          <table:table-cell office:value-type="string" calcext:value-type="string">
            <text:p>гьинцiол-о вох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расул перелез через камень</text:p>
          </table:table-cell>
          <table:table-cell office:value-type="string" calcext:value-type="string">
            <text:p>гьинцiол-акку лъиби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расул перелез через камень</text:p>
          </table:table-cell>
          <table:table-cell office:value-type="string" calcext:value-type="string">
            <text:p>расул гьинцол-а хиакку худуа вутлъи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3"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расул перелез через камень</text:p>
          </table:table-cell>
          <table:table-cell office:value-type="string" calcext:value-type="string">
            <text:p>расул гьинцiол-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я посмотрел на стол</text:p>
          </table:table-cell>
          <table:table-cell office:value-type="string" calcext:value-type="string">
            <text:p>ден гьалчiон устулуо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я посмотрел на стол</text:p>
          </table:table-cell>
          <table:table-cell office:value-type="string" calcext:value-type="string">
            <text:p>ден устулуо гьалч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я посмотрел на стол</text:p>
          </table:table-cell>
          <table:table-cell office:value-type="string" calcext:value-type="string">
            <text:p>ден гьалчiон устулуо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книга упала со стола</text:p>
          </table:table-cell>
          <table:table-cell office:value-type="string" calcext:value-type="string">
            <text:p>хуча руку устул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книга упала со стола</text:p>
          </table:table-cell>
          <table:table-cell office:value-type="string" calcext:value-type="string">
            <text:p>хуча руку устул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книга упала со стола</text:p>
          </table:table-cell>
          <table:table-cell office:value-type="string" calcext:value-type="string">
            <text:p>хуча руку устул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яблоко упало с дерева</text:p>
          </table:table-cell>
          <table:table-cell office:value-type="string" calcext:value-type="string">
            <text:p>инчи буку реш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яблоко упало с дерева</text:p>
          </table:table-cell>
          <table:table-cell office:value-type="string" calcext:value-type="string">
            <text:p>решуакку инчи бу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яблоко упало с дерева</text:p>
          </table:table-cell>
          <table:table-cell office:value-type="string" calcext:value-type="string">
            <text:p>инчи буку реш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суп в кастрюле</text:p>
          </table:table-cell>
          <table:table-cell office:value-type="string" calcext:value-type="string">
            <text:p>чорпалъи хаги</text:p>
          </table:table-cell>
          <table:table-cell office:value-type="string" calcext:value-type="string">
            <text:p>лI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GEN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суп в кастрюле</text:p>
          </table:table-cell>
          <table:table-cell office:value-type="string" calcext:value-type="string">
            <text:p>хагила чорпа</text:p>
          </table:table-cell>
          <table:table-cell office:value-type="string" calcext:value-type="string">
            <text:p>ла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суп в кастрюле</text:p>
          </table:table-cell>
          <table:table-cell office:value-type="string" calcext:value-type="string">
            <text:p>хагила чорпа\чорпалъи хаги</text:p>
          </table:table-cell>
          <table:table-cell office:value-type="string" calcext:value-type="string">
            <text:p>ла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мать суп в кастрюлю налила</text:p>
          </table:table-cell>
          <table:table-cell office:value-type="string" calcext:value-type="string">
            <text:p>бабади чорпа хагиди тiини</text:p>
          </table:table-cell>
          <table:table-cell office:value-type="string" calcext:value-type="string">
            <text:p>д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мать суп в кастрюлю налила</text:p>
          </table:table-cell>
          <table:table-cell office:value-type="string" calcext:value-type="string">
            <text:p>бабади чорпа хагиди тiини</text:p>
          </table:table-cell>
          <table:table-cell office:value-type="string" calcext:value-type="string">
            <text:p>д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мать суп в кастрюлю налила</text:p>
          </table:table-cell>
          <table:table-cell office:value-type="string" calcext:value-type="string">
            <text:p>бабади чорпа хагиди тiини</text:p>
          </table:table-cell>
          <table:table-cell office:value-type="string" calcext:value-type="string">
            <text:p>д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мать суп из кастрюли вылила</text:p>
          </table:table-cell>
          <table:table-cell office:value-type="string" calcext:value-type="string">
            <text:p>бабади чорпа гьербади тiини</text:p>
          </table:table-cell>
          <table:table-cell office:value-type="string" calcext:value-type="string">
            <text:p>д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number-columns-repeated="1013"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мать суп из кастрюли вылила</text:p>
          </table:table-cell>
          <table:table-cell office:value-type="string" calcext:value-type="string">
            <text:p>бабади чорпа хагилакку херади тiини</text:p>
          </table:table-cell>
          <table:table-cell office:value-type="string" calcext:value-type="string">
            <text:p>ла-кку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мать суп из кастрюли вылила</text:p>
          </table:table-cell>
          <table:table-cell office:value-type="string" calcext:value-type="string">
            <text:p>бабади чорпа хагилакку хербади тiини</text:p>
          </table:table-cell>
          <table:table-cell office:value-type="string" calcext:value-type="string">
            <text:p>ла-кку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муса прошел через комнату</text:p>
          </table:table-cell>
          <table:table-cell office:value-type="string" calcext:value-type="string">
            <text:p>гьакъула велъо</text:p>
          </table:table-cell>
          <table:table-cell office:value-type="string" calcext:value-type="string">
            <text:p>ла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муса прошел через комнату</text:p>
          </table:table-cell>
          <table:table-cell office:value-type="string" calcext:value-type="string">
            <text:p>муса хахъула орива вуон</text:p>
          </table:table-cell>
          <table:table-cell office:value-type="string" calcext:value-type="string">
            <text:p>ла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муса прошел через комнату</text:p>
          </table:table-cell>
          <table:table-cell office:value-type="string" calcext:value-type="string">
            <text:p>саиди вуон гьакъулакку</text:p>
          </table:table-cell>
          <table:table-cell office:value-type="string" calcext:value-type="string">
            <text:p>ла-кку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рыба в реке</text:p>
          </table:table-cell>
          <table:table-cell office:value-type="string" calcext:value-type="string">
            <text:p>хвами лъенлъи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рыба в реке</text:p>
          </table:table-cell>
          <table:table-cell office:value-type="string" calcext:value-type="string">
            <text:p>лъенлiи хвами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рыба в реке</text:p>
          </table:table-cell>
          <table:table-cell office:value-type="string" calcext:value-type="string">
            <text:p>лъенсолъи хвани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в воду не заходиi</text:p>
          </table:table-cell>
          <table:table-cell office:value-type="string" calcext:value-type="string">
            <text:p>лъенлъи вулъесхъо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в воду не заходиi</text:p>
          </table:table-cell>
          <table:table-cell office:value-type="string" calcext:value-type="string">
            <text:p>лъенлiи вулiеско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в воду не заходиi</text:p>
          </table:table-cell>
          <table:table-cell office:value-type="string" calcext:value-type="string">
            <text:p>лъенлъи вулъесхъо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из воды показалась змея</text:p>
          </table:table-cell>
          <table:table-cell office:value-type="string" calcext:value-type="string">
            <text:p>лъенлъикку берка бухи</text:p>
          </table:table-cell>
          <table:table-cell office:value-type="string" calcext:value-type="string">
            <text:p>лъи-кку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из воды показалась змея</text:p>
          </table:table-cell>
          <table:table-cell office:value-type="string" calcext:value-type="string">
            <text:p>лъенлiикку берка бухи</text:p>
          </table:table-cell>
          <table:table-cell office:value-type="string" calcext:value-type="string">
            <text:p>лъи-кку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из воды показалась змея</text:p>
          </table:table-cell>
          <table:table-cell office:value-type="string" calcext:value-type="string">
            <text:p>лъенлъикку берка бухи</text:p>
          </table:table-cell>
          <table:table-cell office:value-type="string" calcext:value-type="string">
            <text:p>лъи-кку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я стою перед домом</text:p>
          </table:table-cell>
          <table:table-cell office:value-type="string" calcext:value-type="string">
            <text:p>милкилчiу седу йи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я стою перед домом</text:p>
          </table:table-cell>
          <table:table-cell office:value-type="string" calcext:value-type="string">
            <text:p>ден милкилчiу сэдо зуди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я стою перед домом</text:p>
          </table:table-cell>
          <table:table-cell office:value-type="string" calcext:value-type="string">
            <text:p>ден милкилчiу сэдо (вперед)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от меня</text:p>
          </table:table-cell>
          <table:table-cell table:style-name="ce4" office:value-type="string" calcext:value-type="string">
            <text:p>дихакку вуон зиву</text:p>
          </table:table-cell>
          <table:table-cell office:value-type="string" calcext:value-type="string">
            <text:p>ха-кку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от меня</text:p>
          </table:table-cell>
          <table:table-cell office:value-type="string" calcext:value-type="string">
            <text:p>дич!у лъеру-кку</text:p>
          </table:table-cell>
          <table:table-cell office:value-type="string" calcext:value-type="string">
            <text:p>чIу-кк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я стою за домом</text:p>
          </table:table-cell>
          <table:table-cell office:value-type="string" calcext:value-type="string">
            <text:p>милкилчiу ехудия йи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я стою за домом</text:p>
          </table:table-cell>
          <table:table-cell office:value-type="string" calcext:value-type="string">
            <text:p>ден милкилчiу вехудива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я стою за домом</text:p>
          </table:table-cell>
          <table:table-cell office:value-type="string" calcext:value-type="string">
            <text:p>ден милкилчiу вехудива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я стою за стеной</text:p>
          </table:table-cell>
          <table:table-cell table:style-name="ce4" office:value-type="string" calcext:value-type="string">
            <text:p>ден къеночiу вехудива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я стою за стеной</text:p>
          </table:table-cell>
          <table:table-cell office:value-type="string" calcext:value-type="string">
            <text:p>ден къеночiу вехудива вугъ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я иду к школе</text:p>
          </table:table-cell>
          <table:table-cell office:value-type="string" calcext:value-type="string">
            <text:p>ден ушкулухо йиинне</text:p>
          </table:table-cell>
          <table:table-cell office:value-type="string" calcext:value-type="string">
            <text:p>хо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я иду к школе</text:p>
          </table:table-cell>
          <table:table-cell table:style-name="ce4" office:value-type="string" calcext:value-type="string">
            <text:p>ден ушкулу!о вуинне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я повернулся к школе</text:p>
          </table:table-cell>
          <table:table-cell office:value-type="string" calcext:value-type="string">
            <text:p>ден ушкулуо сори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я повернулся к школе</text:p>
          </table:table-cell>
          <table:table-cell office:value-type="string" calcext:value-type="string">
            <text:p>ден ушкулухо сори\ушкулу!о сорий</text:p>
          </table:table-cell>
          <table:table-cell office:value-type="string" calcext:value-type="string">
            <text:p>хо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я повернулся к морю</text:p>
          </table:table-cell>
          <table:table-cell office:value-type="string" calcext:value-type="string">
            <text:p>ден релъохо сори</text:p>
          </table:table-cell>
          <table:table-cell office:value-type="string" calcext:value-type="string">
            <text:p>хо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я повернулся к морю</text:p>
          </table:table-cell>
          <table:table-cell office:value-type="string" calcext:value-type="string">
            <text:p>ден релъо!о сорий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я отошел от школы</text:p>
          </table:table-cell>
          <table:table-cell office:value-type="string" calcext:value-type="string">
            <text:p>ден укулуъакку вуон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я отошел от школы</text:p>
          </table:table-cell>
          <table:table-cell office:value-type="string" calcext:value-type="string">
            <text:p>ден укулуъакку херйади онлъи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я отошел от школы</text:p>
          </table:table-cell>
          <table:table-cell office:value-type="string" calcext:value-type="string">
            <text:p>ден укулуъакку вулъий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я прошел мимо школы</text:p>
          </table:table-cell>
          <table:table-cell office:value-type="string" calcext:value-type="string">
            <text:p>ушкулухакку вуон</text:p>
          </table:table-cell>
          <table:table-cell office:value-type="string" calcext:value-type="string">
            <text:p>ха-кку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я прошел мимо школы</text:p>
          </table:table-cell>
          <table:table-cell office:value-type="string" calcext:value-type="string">
            <text:p>ден ушкулуъчiу лъерукку йион</text:p>
          </table:table-cell>
          <table:table-cell office:value-type="string" calcext:value-type="string">
            <text:p>чIу-кк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я прошел мимо школы</text:p>
          </table:table-cell>
          <table:table-cell office:value-type="string" calcext:value-type="string">
            <text:p>ден ушкулучiу лъерукку(=мимо) вуон</text:p>
          </table:table-cell>
          <table:table-cell office:value-type="string" calcext:value-type="string">
            <text:p>чIу-кк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я стою у школы</text:p>
          </table:table-cell>
          <table:table-cell office:value-type="string" calcext:value-type="string">
            <text:p>ушкулуха вугъий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я стою у школы</text:p>
          </table:table-cell>
          <table:table-cell office:value-type="string" calcext:value-type="string">
            <text:p>ден ушкулучiу лъеру вур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я стою у школы</text:p>
          </table:table-cell>
          <table:table-cell office:value-type="string" calcext:value-type="string">
            <text:p>ушкулучiу лъеру вугьи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гости сидят за столом</text:p>
          </table:table-cell>
          <table:table-cell office:value-type="string" calcext:value-type="string">
            <text:p>цiел устулучiу вехудивол гьовокiо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гости сидят за столом</text:p>
          </table:table-cell>
          <table:table-cell table:style-name="ce4" office:value-type="string" calcext:value-type="string">
            <text:p>ц!ел устулучiу вехудивол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постели мне матрас у стены</text:p>
          </table:table-cell>
          <table:table-cell office:value-type="string" calcext:value-type="string">
            <text:p>къеноха 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постели мне матрас у стены</text:p>
          </table:table-cell>
          <table:table-cell office:value-type="string" calcext:value-type="string">
            <text:p>дилъу къен \къено-ха бешен т!амо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я матрас у стены постелил</text:p>
          </table:table-cell>
          <table:table-cell table:style-name="ce4" office:value-type="string" calcext:value-type="string">
            <text:p>денни къенночiу лъеру бешен т!амми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я шкаф у стены поставил</text:p>
          </table:table-cell>
          <table:table-cell office:value-type="string" calcext:value-type="string">
            <text:p>къеноха бикiолъи(поставила)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я шкаф у стены поставил</text:p>
          </table:table-cell>
          <table:table-cell office:value-type="string" calcext:value-type="string">
            <text:p>денни ишкапиль къен хелъоро биколъи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я шкаф у стены поставил</text:p>
          </table:table-cell>
          <table:table-cell office:value-type="string" calcext:value-type="string">
            <text:p>денни къенноч!у лъеру биколъи ишкапиль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я убрал шкаф от стены</text:p>
          </table:table-cell>
          <table:table-cell office:value-type="string" calcext:value-type="string">
            <text:p>къенохакку бухи</text:p>
          </table:table-cell>
          <table:table-cell office:value-type="string" calcext:value-type="string">
            <text:p>ха-кку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я убрал шкаф от стены</text:p>
          </table:table-cell>
          <table:table-cell office:value-type="string" calcext:value-type="string">
            <text:p>денни къеночiу къеруку ишкапиль бухи</text:p>
          </table:table-cell>
          <table:table-cell office:value-type="string" calcext:value-type="string">
            <text:p>чIу-кк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я убрал шкаф от стены</text:p>
          </table:table-cell>
          <table:table-cell office:value-type="string" calcext:value-type="string">
            <text:p>денни бухи ишкафи къеноч!у къерукку</text:p>
          </table:table-cell>
          <table:table-cell office:value-type="string" calcext:value-type="string">
            <text:p>чIу-кк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я сижу за столом</text:p>
          </table:table-cell>
          <table:table-cell office:value-type="string" calcext:value-type="string">
            <text:p>ден устулучiу ехудийа хойкiой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я сижу за столом</text:p>
          </table:table-cell>
          <table:table-cell table:style-name="ce4" office:value-type="string" calcext:value-type="string">
            <text:p>ден устулуч!у вехудива ховк!ой(сижу)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шкаф у стены</text:p>
          </table:table-cell>
          <table:table-cell office:value-type="string" calcext:value-type="string">
            <text:p>къеноха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5"/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шкаф у стены</text:p>
          </table:table-cell>
          <table:table-cell office:value-type="string" calcext:value-type="string">
            <text:p>къеночiу къеру ишкапиль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шкаф у стены</text:p>
          </table:table-cell>
          <table:table-cell office:value-type="string" calcext:value-type="string">
            <text:p>где шкаф – вон там у стены – къеноха</text:p>
          </table:table-cell>
          <table:table-cell office:value-type="string" calcext:value-type="string">
            <text:p>ха</text:p>
          </table:table-cell>
          <table:table-cell table:style-name="ce2" office:value-type="string" calcext:value-type="string">
            <text:p>AD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лъеру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картина висит на стене\</text:p>
          </table:table-cell>
          <table:table-cell office:value-type="string" calcext:value-type="string">
            <text:p>къено-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картина висит на стене\</text:p>
          </table:table-cell>
          <table:table-cell office:value-type="string" calcext:value-type="string">
            <text:p>сурати къеноъа гелгедир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картина висит на стене\</text:p>
          </table:table-cell>
          <table:table-cell office:value-type="string" calcext:value-type="string">
            <text:p>сурати гелгедир къено!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муха сидит под потолком</text:p>
          </table:table-cell>
          <table:table-cell office:value-type="string" calcext:value-type="string">
            <text:p>эркъалкьи гьобкiой тiентiа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муха сидит на потолке</text:p>
          </table:table-cell>
          <table:table-cell office:value-type="string" calcext:value-type="string">
            <text:p>тента омъа хобкiой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муха сидит под потолком</text:p>
          </table:table-cell>
          <table:table-cell office:value-type="string" calcext:value-type="string">
            <text:p>т!ент!а гьобк!ой эркъакьи</text:p>
          </table:table-cell>
          <table:table-cell office:value-type="string" calcext:value-type="string">
            <text:p>кьи</text:p>
          </table:table-cell>
          <table:table-cell table:style-name="ce2" office:value-type="string" calcext:value-type="string">
            <text:p>SUB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у нее красивое кольцо на пальце</text:p>
          </table:table-cell>
          <table:table-cell office:value-type="string" calcext:value-type="string">
            <text:p>цiекiуа цiекiалъол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у нее красивое кольцо на пальце</text:p>
          </table:table-cell>
          <table:table-cell office:value-type="string" calcext:value-type="string">
            <text:p>гьегельлъи баху цiекiалъол цикуъ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у нее красивое кольцо на пальце</text:p>
          </table:table-cell>
          <table:table-cell office:value-type="string" calcext:value-type="string">
            <text:p>гьегельлъи баху цiекiалъол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table:style-name="ce4"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4" table:number-columns-repeated="1013"/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у него крылья на спине</text:p>
          </table:table-cell>
          <table:table-cell office:value-type="string" calcext:value-type="string">
            <text:p>гьегешуб мигъулоа лъирдобил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у него крылья на спине</text:p>
          </table:table-cell>
          <table:table-cell office:value-type="string" calcext:value-type="string">
            <text:p>гьегешуб мигъулоа лъирдобил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1013"/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пальто висит на стене</text:p>
          </table:table-cell>
          <table:table-cell office:value-type="string" calcext:value-type="string">
            <text:p>кьено1а палто кельгедир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3"/>
          <table:table-cell table:style-name="ce4" table:number-columns-repeated="2"/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отойди от меняi</text:p>
          </table:table-cell>
          <table:table-cell office:value-type="string" calcext:value-type="string">
            <text:p>гьудуйа онлъий дич!у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под столом мальчик стоит</text:p>
          </table:table-cell>
          <table:table-cell office:value-type="string" calcext:value-type="string">
            <text:p>моч!и устулулъи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убежал от меня под стол</text:p>
          </table:table-cell>
          <table:table-cell office:value-type="string" calcext:value-type="string">
            <text:p>дичукку устулулъи вучу </text:p>
          </table:table-cell>
          <table:table-cell office:value-type="string" calcext:value-type="string">
            <text:p>лъи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ко мне выбежал мальчик из-под стола</text:p>
          </table:table-cell>
          <table:table-cell office:value-type="string" calcext:value-type="string">
            <text:p>дихо вучунивуо моч!и устулулъикку</text:p>
          </table:table-cell>
          <table:table-cell office:value-type="string" calcext:value-type="string">
            <text:p>лъи-кку</text:p>
          </table:table-cell>
          <table:table-cell table:style-name="ce2" office:value-type="string" calcext:value-type="string">
            <text:p>INT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на столе тарелка</text:p>
          </table:table-cell>
          <table:table-cell office:value-type="string" calcext:value-type="string">
            <text:p>устулу-а тарелк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взять тарелку со стола</text:p>
          </table:table-cell>
          <table:table-cell office:value-type="string" calcext:value-type="string">
            <text:p>тарелка вехери устулуакк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поставь тарелку на стол</text:p>
          </table:table-cell>
          <table:table-cell office:value-type="string" calcext:value-type="string">
            <text:p>устулу-а бик!оло тарелка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?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на стол тарелка упала</text:p>
          </table:table-cell>
          <table:table-cell office:value-type="string" calcext:value-type="string">
            <text:p>устулу-о букку тарелка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девочка щалезла на крышу</text:p>
          </table:table-cell>
          <table:table-cell office:value-type="string" calcext:value-type="string">
            <text:p>моч!и чердаку-о йохон</text:p>
          </table:table-cell>
          <table:table-cell office:value-type="string" calcext:value-type="string">
            <text:p>о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девочка с чердака слезла вниз</text:p>
          </table:table-cell>
          <table:table-cell office:value-type="string" calcext:value-type="string">
            <text:p>моч!и чердаку-а-ку улъи хилъу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ложка в кастрюле</text:p>
          </table:table-cell>
          <table:table-cell office:value-type="string" calcext:value-type="string">
            <text:p>арко хагиля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мама в кастрюлю внутрь суп налила</text:p>
          </table:table-cell>
          <table:table-cell office:value-type="string" calcext:value-type="string">
            <text:p>бабади хагиди гьини чорпа т!ини</text:p>
          </table:table-cell>
          <table:table-cell office:value-type="string" calcext:value-type="string">
            <text:p>ди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мама суп из кастрюли вылила</text:p>
          </table:table-cell>
          <table:table-cell office:value-type="string" calcext:value-type="string">
            <text:p>бабади хагилаку чорпа т!ини</text:p>
          </table:table-cell>
          <table:table-cell office:value-type="string" calcext:value-type="string">
            <text:p>а-кку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LAT</text:p>
          </table:table-cell>
          <table:table-cell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рыба в реке</text:p>
          </table:table-cell>
          <table:table-cell office:value-type="string" calcext:value-type="string">
            <text:p>лъенлъи илъу хвани</text:p>
          </table:table-cell>
          <table:table-cell office:value-type="string" calcext:value-type="string">
            <text:p>лъи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илъу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река внутри (из-под воды) змея видно</text:p>
          </table:table-cell>
          <table:table-cell office:value-type="string" calcext:value-type="string">
            <text:p>лъенлъи илъукку бурка хаор</text:p>
          </table:table-cell>
          <table:table-cell office:value-type="string" calcext:value-type="string">
            <text:p>лъи-кку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ELAT</text:p>
          </table:table-cell>
          <table:table-cell office:value-type="string" calcext:value-type="string">
            <text:p>илъу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я стою перед домом</text:p>
          </table:table-cell>
          <table:table-cell office:value-type="string" calcext:value-type="string">
            <text:p>ден зуди ири милкилч!у седу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я стою за домом</text:p>
          </table:table-cell>
          <table:table-cell office:value-type="string" calcext:value-type="string">
            <text:p>ден милкич!у йегьудийа зуди йери</text:p>
          </table:table-cell>
          <table:table-cell office:value-type="string" calcext:value-type="string">
            <text:p>чIу</text:p>
          </table:table-cell>
          <table:table-cell table:style-name="ce2" office:value-type="string" calcext:value-type="string">
            <text:p>AD2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у стены шкаф</text:p>
          </table:table-cell>
          <table:table-cell office:value-type="string" calcext:value-type="string">
            <text:p>къенока шипанер</text:p>
          </table:table-cell>
          <table:table-cell office:value-type="string" calcext:value-type="string">
            <text:p>а</text:p>
          </table:table-cell>
          <table:table-cell table:style-name="ce2" office:value-type="string" calcext:value-type="string">
            <text:p>SUPER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" table:style-name="ta1">
        <table:table-column table:style-name="co13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P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D2</text:p>
          </table:table-cell>
        </table:table-row>
      </table:table>
      <table:table table:name="orientation" table:style-name="ta1">
        <table:table-column table:style-name="co13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LA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</table:table-row>
      </table:table>
      <table:table table:name="russian_example" table:style-name="ta1"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мальчик под столом пролез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расул залез на камень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я убрал шкаф от стены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взять тарелку со стол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мать суп в кастрюлю налила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расул перелез через камень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мальчик из-под стола вылез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пальто висит на стене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поставь тарелку на стол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мать суп из кастрюли вылила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я отошел от школы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из воды показалась змея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я повернулся к школе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ко мне выбежал мальчик из-под стола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муса прошел через комнату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я повернулся к морю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я стою у школы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яблоко упало с дерева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мальчик под столом стоит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муха сидит под потолком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я посмотрел на стол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мать убрала хинкал со стола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я стою за стеной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тарелка упала вниз со стола и разбилась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я матрас у стены постелил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я шкаф у стены поставил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у нее красивое кольцо на пальце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у стены шкаф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расул залез на крышу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от меня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мать поставилa на стол хинкал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у него крылья на спине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я стою за домом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птица взлетела с дерева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под столом мальчик стоит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я иду к школе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отойди от меняi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на стол тарелка упала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девочка с чердака слезла вниз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мама суп из кастрюли вылила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на столе стоит тарелка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мама в кастрюлю внутрь суп налила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картина висит на стене\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я сижу за столом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ложка в кастрюле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книга упала со стола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я стою перед домом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суп в кастрюле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я прошел мимо школы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гости сидят за столом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в воду не заходиi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постели мне матрас у стены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девочка щалезла на крышу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шкаф у стены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река внутри (из-под воды) змея видно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убежал от меня под стол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рыба в реке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на столе тарелка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муха сидит на потолке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мальчик от меня под стол уполз</text:p>
          </table:table-cell>
        </table:table-row>
      </table:table>
      <table:table table:name="adposition" table:style-name="ta1">
        <table:table-column table:style-name="co13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хикьу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илъу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лъеру</text:p>
          </table:table-cell>
        </table:table-row>
      </table:table>
      <table:table table:name="andi_example" table:style-name="ta1">
        <table:table-column table:style-name="co13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расул гьинцол-о вохон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расул гьинцол-а хиакку худуа вутлъ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ден ушкулуо сори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бабади чорпа хагилакку хербади тiини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бабади чорпа гьербади тiини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лъенлiи вулiеско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ьегешуб мигъулоа лъирдобил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ьудуйа онлъий дич!у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арко хагиля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гьакъула велъо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дичуку мочи устулукьи вуон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устулуакку букуй бихъин тарелка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устулуакку рукуй тарелка рихьи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тента омъа хобкiой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милкилчiу седу йигъий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шекиб бури решуакку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ошо устулулъи хикьукку вулъи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ден ушкулу!о вуинне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денни ишкапиль къен хелъоро биколъи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лъенлъи вулъесхъо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т!ент!а гьобк!ой эркъакьи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къеночiу къеру ишкапиль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лъенлiикку берка бухи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инчи буку решуакку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цiел устулучiу вехудивол гьовокiой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ушкулуха вугъий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ден ушкулуъчiу лъерукку йион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дихо вучунивуо моч!и устулулъикку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расул омъо вохон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моч!и чердаку-о йохон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къеноха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чорпалъи хаги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тарелка вехери устулуакку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ден устулуо гьалчон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бабади хагилаку чорпа т!ини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къенока шипанер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ден ушкулучiу лъерукку(=мимо) вуон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нни къенночiу лъеру бешен т!амми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тарелка букуй устулуакку гьикъу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вохон чердакуо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н ушкулухо йиинне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устулу-а бик!оло тарелка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нни бухи ишкафи къеноч!у къерукку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устулукьику вулъи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мальчик устулукьикку вулъи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ден милкилчiу сэдо зуди вугъий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эркъалкьи гьобкiой тiентiа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нни къеночiу къеруку ишкапиль бухи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лъенлiи хвами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н укулуъакку херйади онлъи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цiекiуа цiекiалъол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дич!у лъеру-кк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ден устулуч!у вехудива ховк!ой(сижу)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мальчик вуон устулукьи курщищой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ден релъохо сори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мочишди бохий устулуакку хинкилол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гьегельлъи баху цiекiалъол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къенохакку бухи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гьинцiол-акку лъиби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бабади хагиди гьини чорпа т!ини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къено-а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хагила чорпа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ц!ел устулучiу вехудивол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къеноха бикiолъи(поставила)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хуча руку устулуакку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мочи устулулъи хикьуку вуон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русул вохонний ом!о\чердакуо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ушкулухакку вуон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ден укулуъакку вулъий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дичiу кодуку лъиби устулукьи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гьинцiол-о вохон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устулукьи вугъий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гьегельлъи баху цiекiалъол цикуъа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бабади хинкилол устулуакку буху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ден устулучiу ехудийа хойкiой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решуакку бури шекиб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где шкаф – вон там у стены – къеноха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лъенлъи илъу хвани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бабади чорпа хагиди тiини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хагила чорпа\чорпалъи хаги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денни къенноч!у лъеру биколъи ишкапиль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дилъу къен \къено-ха бешен т!амо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ден милкич!у йегьудийа зуди йери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бабади бухи тарелка устулуакку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ден гьалчiон устулуо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устулу-о букку тарелка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ден ушкулухо сори\ушкулу!о сорий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бабади чорпа хагилакку херади тiини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кьено1а палто кельгедир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вошо устулукьи зуди вугъий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ден релъо!о сорий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сурати гелгедир къено!а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бабади бикiолъи тарелка устулуа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решуакку инчи буку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лъенлъикку берка бухи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ден къеночiу вехудива вугъий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милкилчiу ехудия йигъий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бабади устулуа боколъи хинк!илол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шекибэ решуакку бури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сурати къеноъа гелгедир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лъенлъи илъукку бурка хаор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къеноха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муса хахъула орива вуон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устулуа тарелка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ден милкилчiу сэдо (вперед) вугъий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хвами лъенлъи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бабади хинкiилол устулуа бокъолъи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устулукьи зуди вугъий мочiи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саиди вуон гьакъулакку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ден укулуъакку вуон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ден милкилчiу вехудива вугъий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дихакку вуон зиву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моч!и устулулъи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ден зуди ири милкилч!у седу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лъенсолъи хвани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расул гьинцiол-акку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устулу-а тарелка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моч!и чердаку-а-ку улъи хилъу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ушкулучiу лъеру вугьий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устулуа гьиъа тарелка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устулукьикку лъиби мочiи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ден ушкулучiу лъеру вурий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дичукку устулулъи вучу 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time-style style:name="N126">
      <number:hours/>
      <number:text>:</number:text>
      <number:minutes number:style="long"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15:03.304402510</meta:creation-date>
    <dc:date>2018-03-28T22:00:39.733015699</dc:date>
    <meta:editing-duration>PT2H14M43S</meta:editing-duration>
    <meta:editing-cycles>5</meta:editing-cycles>
    <meta:generator>LibreOffice/5.1.6.2$Linux_X86_64 LibreOffice_project/10m0$Build-2</meta:generator>
    <meta:document-statistic meta:table-count="6" meta:cell-count="1346" meta:object-count="0"/>
  </office:meta>
</office:document-meta>
</file>